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11.22mm"/>
    </style:style>
    <style:style style:name="co11" style:family="table-column">
      <style:table-column-properties fo:break-before="auto" style:column-width="14.01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24.55mm"/>
    </style:style>
    <style:style style:name="co15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17.36mm"/>
    </style:style>
    <style:style style:name="co17" style:family="table-column">
      <style:table-column-properties fo:break-before="auto" style:column-width="14.83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28.36mm"/>
    </style:style>
    <style:style style:name="co20" style:family="table-column">
      <style:table-column-properties fo:break-before="auto" style:column-width="37.25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23.71mm"/>
    </style:style>
    <style:style style:name="co23" style:family="table-column">
      <style:table-column-properties fo:break-before="auto" style:column-width="27.94mm"/>
    </style:style>
    <style:style style:name="co24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7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2" style:family="table-cell" style:parent-style-name="Default">
      <style:table-cell-properties fo:background-color="transparent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ackground-color="transparent" fo:border="none"/>
      <style:text-properties style:font-name="Calibri"/>
    </style:style>
    <style:style style:name="ce19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4" style:family="table-cell" style:parent-style-name="Default" style:data-style-name="N0">
      <style:table-cell-properties style:vertical-align="middle"/>
      <style:text-properties style:font-name="Calibri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6" style:family="table-cell" style:parent-style-name="Default" style:data-style-name="N0">
      <style:table-cell-properties fo:background-color="transparent"/>
      <style:text-properties style:font-name="Calibri"/>
    </style:style>
    <style:style style:name="ce27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1"/>
        <table:table-column table:style-name="co5" table:default-cell-style-name="ce13"/>
        <table:table-column table:style-name="co6" table:default-cell-style-name="ce14"/>
        <table:table-column table:style-name="co6" table:number-columns-repeated="3" table:default-cell-style-name="ce16"/>
        <table:table-column table:style-name="co6" table:default-cell-style-name="ce14"/>
        <table:table-column table:style-name="co7" table:default-cell-style-name="ce14"/>
        <table:table-column table:style-name="co8" table:default-cell-style-name="ce17"/>
        <table:table-column table:style-name="co6" table:default-cell-style-name="ce16"/>
        <table:table-column table:style-name="co9" table:default-cell-style-name="ce14"/>
        <table:table-column table:style-name="co10" table:default-cell-style-name="ce17"/>
        <table:table-column table:style-name="co11" table:default-cell-style-name="ce14"/>
        <table:table-column table:style-name="co12" table:default-cell-style-name="ce14"/>
        <table:table-column table:style-name="co13" table:default-cell-style-name="ce17"/>
        <table:table-column table:style-name="co14" table:default-cell-style-name="ce14"/>
        <table:table-column table:style-name="co15" table:default-cell-style-name="ce14"/>
        <table:table-column table:style-name="co16" table:number-columns-repeated="2" table:default-cell-style-name="ce14"/>
        <table:table-column table:style-name="co16" table:default-cell-style-name="ce17"/>
        <table:table-column table:style-name="co17" table:default-cell-style-name="ce17"/>
        <table:table-column table:style-name="co18" table:default-cell-style-name="ce14"/>
        <table:table-column table:style-name="co19" table:default-cell-style-name="ce11"/>
        <table:table-column table:style-name="co20" table:default-cell-style-name="ce14"/>
        <table:table-column table:style-name="co21" table:default-cell-style-name="ce11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2" table:number-columns-repeated="990" table:default-cell-style-name="ce22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9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3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17"/>
          <table:table-cell table:number-columns-repeated="2"/>
          <table:table-cell table:style-name="ce17"/>
          <table:table-cell table:number-columns-repeated="4"/>
          <table:table-cell table:style-name="ce20"/>
          <table:table-cell/>
          <table:table-cell table:style-name="ce22"/>
          <table:table-cell table:number-columns-repeated="998"/>
        </table:table-row>
        <table:table-row table:style-name="ro1">
          <table:table-cell table:style-name="ce2" table:formula="of:=SUM([.A55:.A102])" office:value-type="float" office:value="242.1" calcext:value-type="float">
            <text:p>242,1</text:p>
          </table:table-cell>
          <table:table-cell table:style-name="ce7" table:formula="of:=SUM([.B3:.B102])" office:value-type="float" office:value="879.244" calcext:value-type="float">
            <text:p>879,24</text:p>
          </table:table-cell>
          <table:table-cell office:value-type="string" calcext:value-type="string">
            <text:p>Exemple Link</text:p>
          </table:table-cell>
          <table:table-cell table:style-name="ce9" office:value-type="string" calcext:value-type="string">
            <text:p>Item FoldaRapX – 1.0</text:p>
          </table:table-cell>
          <table:table-cell table:formula="of:=SUM([.E55:.E102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Boit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table:number-columns-repeated="12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0" office:value-type="string" calcext:value-type="string">
            <text:p>Geared nema17 – 40mm 5:1 ratio</text:p>
          </table:table-cell>
          <table:table-cell table:formula="of:=SUM([.F3:.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Robotdigg</text:p>
          </table:table-cell>
          <table:table-cell office:value-type="string" calcext:value-type="string">
            <text:p>Nema17 – 40mm – 1.68A 4200gr – 09°</text:p>
          </table:table-cell>
          <table:table-cell table:formula="of:=SUM([.F4:.Y4]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22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>
            <text:p><text:a xlink:href="https://www.robotdigg.com/product/637/2GT-Idler-Pulley-w/-Bearings-for-6mm-belt" xlink:type="simple">Robotdigg</text:a></text:p>
          </table:table-cell>
          <table:table-cell table:style-name="ce10" office:value-type="string" calcext:value-type="string">
            <text:p>Poulie GT2 belt6 - 4mm bore – 20 dents</text:p>
          </table:table-cell>
          <table:table-cell table:formula="of:=SUM([.F5:.Y5])"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ce1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/>
          <table:table-cell table:style-name="ce10" office:value-type="string" calcext:value-type="string">
            <text:p>Poulie GT2 belt6 – 4mm bore – lisse</text:p>
          </table:table-cell>
          <table:table-cell table:formula="of:=SUM([.F6:.Y6])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 office:value-type="string" calcext:value-type="string">
            <text:p>Robotdigg</text:p>
          </table:table-cell>
          <table:table-cell table:style-name="ce10" office:value-type="string" calcext:value-type="string">
            <text:p>Poulie GT2 belt6 – 5mm bore – 20 dents</text:p>
          </table:table-cell>
          <table:table-cell table:formula="of:=SUM([.F7:.Y7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0" office:value-type="string" calcext:value-type="string">
            <text:p>Poulie GT2 belt6 – 8mm bore – 20 dents</text:p>
          </table:table-cell>
          <table:table-cell table:formula="of:=SUM([.F8:.Y8])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3">
          <table:table-cell table:style-name="ce3" table:number-columns-repeated="2"/>
          <table:table-cell office:value-type="string" calcext:value-type="string">
            <text:p><text:a xlink:href="https://www.robotdigg.com/product/368/Idler-Pulley-Post-Shoulder-Screw-4mm,-5mm-or-6mm" xlink:type="simple">Robotdigg</text:a></text:p>
          </table:table-cell>
          <table:table-cell table:style-name="ce10" office:value-type="string" calcext:value-type="string">
            <text:p>Axe poulie vis D4 L10</text:p>
          </table:table-cell>
          <table:table-cell/>
          <table:table-cell table:style-name="Default"/>
          <table:table-cell table:number-columns-repeated="2"/>
          <table:table-cell table:style-name="ce14"/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table-cell table:style-name="Default"/>
          <table:table-cell table:style-name="ce10" office:value-type="string" calcext:value-type="string">
            <text:p>Axe poulie vis D4 L20</text:p>
          </table:table-cell>
          <table:table-cell table:formula="of:=SUM([.F10:.Y10])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table-cell/>
          <table:table-cell table:style-name="ce10" office:value-type="string" calcext:value-type="string">
            <text:p>Axe poulie vis D4 L25</text:p>
          </table:table-cell>
          <table:table-cell table:formula="of:=SUM([.F11:.Y11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0" office:value-type="string" calcext:value-type="string">
            <text:p>Bouton inter 19mm vert</text:p>
          </table:table-cell>
          <table:table-cell table:formula="of:=SUM([.F12:.Y1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551/Silent-and-durable-GT2-rubber-belt-with-Cloth" xlink:type="simple">Robotdigg</text:a></text:p>
          </table:table-cell>
          <table:table-cell table:style-name="ce10" office:value-type="string" calcext:value-type="string">
            <text:p>Z courroie GT2 6mm 1240mm</text:p>
          </table:table-cell>
          <table:table-cell table:formula="of:=SUM([.F13:.Y13])" office:value-type="float" office:value="1.24" calcext:value-type="float">
            <text:p>1,24</text:p>
          </table:table-cell>
          <table:table-cell table:style-name="Default"/>
          <table:table-cell table:number-columns-repeated="2"/>
          <table:table-cell table:style-name="ce14" office:value-type="float" office:value="1.24" calcext:value-type="float">
            <text:p>1,24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3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0" office:value-type="string" calcext:value-type="string">
            <text:p>Courroie T2.5 6mm Synchroflex 1300mm</text:p>
          </table:table-cell>
          <table:table-cell/>
          <table:table-cell table:style-name="Default"/>
          <table:table-cell table:number-columns-repeated="2"/>
          <table:table-cell table:style-name="ce14"/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total 3m</text:p>
          </table:table-cell>
          <table:table-cell table:style-name="ce10" office:value-type="string" calcext:value-type="string">
            <text:p>XY courroie GT2 6mm 1580mm</text:p>
          </table:table-cell>
          <table:table-cell table:formula="of:=SUM([.F15:.Y15])" office:value-type="float" office:value="1.58" calcext:value-type="float">
            <text:p>1,58</text:p>
          </table:table-cell>
          <table:table-cell table:number-columns-repeated="5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0" office:value-type="string" calcext:value-type="string">
            <text:p>623ZZ (3x10x4)</text:p>
          </table:table-cell>
          <table:table-cell table:formula="of:=SUM([.F16:.Y16])" office:value-type="float" office:value="8" calcext:value-type="float">
            <text:p>8</text:p>
          </table:table-cell>
          <table:table-cell table:number-columns-repeated="5"/>
          <table:table-cell table:style-name="Default"/>
          <table:table-cell table:style-name="ce14" office:value-type="float" office:value="8" calcext:value-type="float">
            <text:p>8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3">
          <table:table-cell table:style-name="ce3" table:number-columns-repeated="2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0" office:value-type="string" calcext:value-type="string">
            <text:p>604zz (4x12x4)</text:p>
          </table:table-cell>
          <table:table-cell table:number-columns-repeated="6"/>
          <table:table-cell table:style-name="Default"/>
          <table:table-cell table:style-name="ce14"/>
          <table:table-cell table:number-columns-repeated="13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5/Ball-Bearing-693,-694,-695,-696,-698" xlink:type="simple">Robotdigg</text:a></text:p>
          </table:table-cell>
          <table:table-cell table:style-name="ce10" office:value-type="string" calcext:value-type="string">
            <text:p>695zz (5x13x4)</text:p>
          </table:table-cell>
          <table:table-cell table:formula="of:=SUM([.F18:.Y18])"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0" office:value-type="string" calcext:value-type="string">
            <text:p>MGN9H – 250</text:p>
          </table:table-cell>
          <table:table-cell table:formula="of:=SUM([.F19:.Y19]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0" office:value-type="string" calcext:value-type="string">
            <text:p>MGN9C – 200</text:p>
          </table:table-cell>
          <table:table-cell table:formula="of:=SUM([.F20:.Y20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64" calcext:value-type="float">
            <text:p>0,264</text:p>
          </table:table-cell>
          <table:table-cell table:style-name="ce8" office:value-type="string" calcext:value-type="string">
            <text:p><text:a xlink:href="https://www.motedis.fr/shop/Produits-semi-fini/Douille-de-distance/Acier-sans-filetage/Douille-de-distance-pour-vis-M3-avec-L%3D-10-mm::999995323.html" xlink:type="simple">Motedis</text:a></text:p>
          </table:table-cell>
          <table:table-cell table:style-name="ce10" office:value-type="string" calcext:value-type="string">
            <text:p>Entretoise pour vis M3, D5xL10</text:p>
          </table:table-cell>
          <table:table-cell table:formula="of:=SUM([.F22:.Y22])"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0" office:value-type="string" calcext:value-type="string">
            <text:p>Chaîne porte-câbles CK15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1" table:number-rows-repeated="2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M3x5 CHC</text:p>
          </table:table-cell>
          <table:table-cell table:formula="of:=SUM([.F26:.Y26])" office:value-type="float" office:value="63" calcext:value-type="float">
            <text:p>63</text:p>
          </table:table-cell>
          <table:table-cell table:style-name="ce15" office:value-type="float" office:value="24" calcext:value-type="float">
            <text:p>24</text:p>
          </table:table-cell>
          <table:table-cell table:style-name="ce4" table:number-columns-repeated="3"/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5" calcext:value-type="float">
            <text:p>15</text:p>
          </table:table-cell>
          <table:table-cell table:style-name="ce4" table:number-columns-repeated="1012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M3 rondelle moyenne</text:p>
          </table:table-cell>
          <table:table-cell/>
          <table:table-cell table:style-name="ce15"/>
          <table:table-cell table:style-name="ce4" table:number-columns-repeated="3"/>
          <table:table-cell table:style-name="ce15" table:number-columns-repeated="3"/>
          <table:table-cell table:style-name="ce4" table:number-columns-repeated="1012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M3 écrou nylstop</text:p>
          </table:table-cell>
          <table:table-cell table:style-name="Default"/>
          <table:table-cell table:number-columns-repeated="20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3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30:.Y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31:.Y31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0" office:value-type="string" calcext:value-type="string">
            <text:p>Titan Aero</text:p>
          </table:table-cell>
          <table:table-cell table:formula="of:=SUM([.F32:.Y32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0" office:value-type="string" calcext:value-type="string">
            <text:p>Duet3D wifi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1" table:number-rows-repeated="2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Pièces 3D – PET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Butée-rail</text:p>
          </table:table-cell>
          <table:table-cell table:formula="of:=SUM([.F37:.Y37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Liaison-pivot-MGN9C</text:p>
          </table:table-cell>
          <table:table-cell table:formula="of:=SUM([.F38:.Y38])"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Liaison-pivot-MGN9C-courroie</text:p>
          </table:table-cell>
          <table:table-cell table:formula="of:=SUM([.F39:.Y3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Liaison-pivot-plaque</text:p>
          </table:table-cell>
          <table:table-cell table:formula="of:=SUM([.F40:.Y40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Hbot-B</text:p>
          </table:table-cell>
          <table:table-cell table:formula="of:=SUM([.F41:.Y41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Rondelle-ciseau (4x8x1)</text:p>
          </table:table-cell>
          <table:table-cell table:formula="of:=SUM([.F42:.Y42])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5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Pièces 2D – Aluminium anodisé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Hbot-A 3mm</text:p>
          </table:table-cell>
          <table:table-cell table:formula="of:=SUM([.F45:.Y45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0" office:value-type="string" calcext:value-type="string">
            <text:p>Plaque supérieure 3mm</text:p>
          </table:table-cell>
          <table:table-cell table:formula="of:=SUM([.F46:.Y4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Plaque inférieure 3mm</text:p>
          </table:table-cell>
          <table:table-cell table:formula="of:=SUM([.F47:.Y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Ciseau 4mm</text:p>
          </table:table-cell>
          <table:table-cell table:formula="of:=SUM([.F48:.Y48])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5"/>
          <table:table-cell table:style-name="ce22"/>
          <table:table-cell table:number-columns-repeated="998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lateau XXXxXXXx4mm</text:p>
          </table:table-cell>
          <table:table-cell table:formula="of:=SUM([.F49:.Y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table:style-name="ce26" table:number-columns-repeated="988"/>
          <table:table-cell table:number-columns-repeated="3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FoldaRap 4.0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55:.Y55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1">
          <table:table-cell/>
          <table:table-cell table:style-name="ce8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56:.Y56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/>
          <table:table-cell table:style-name="ce22"/>
          <table:table-cell table:style-name="ce23" table:number-columns-repeated="2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57:.Y57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style-name="ce21"/>
          <table:table-cell/>
          <table:table-cell table:style-name="ce23" table:number-columns-repeated="2"/>
          <table:table-cell/>
          <table:table-cell table:style-name="ce23"/>
          <table:table-cell table:style-name="ce11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58:.Y58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style-name="ce21"/>
          <table:table-cell/>
          <table:table-cell table:style-name="ce23" table:number-columns-repeated="2"/>
          <table:table-cell/>
          <table:table-cell table:style-name="ce23"/>
          <table:table-cell table:style-name="ce11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59:.Y59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style-name="ce22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60:.Y60])" office:value-type="float" office:value="0" calcext:value-type="float">
            <text:p>0</text:p>
          </table:table-cell>
          <table:table-cell table:number-columns-repeated="23"/>
          <table:table-cell table:style-name="ce23" table:number-columns-repeated="2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61:.Y61])" office:value-type="float" office:value="0" calcext:value-type="float">
            <text:p>0</text:p>
          </table:table-cell>
          <table:table-cell table:number-columns-repeated="22"/>
          <table:table-cell table:style-name="ce22"/>
          <table:table-cell table:style-name="ce23"/>
          <table:table-cell table:style-name="ce11"/>
          <table:table-cell table:number-columns-repeated="3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62:.Y62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/>
          <table:table-cell table:style-name="ce23"/>
          <table:table-cell table:style-name="ce11" table:number-columns-repeated="2"/>
          <table:table-cell table:number-columns-repeated="2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63:.Y63])" office:value-type="float" office:value="0" calcext:value-type="float">
            <text:p>0</text:p>
          </table:table-cell>
          <table:table-cell table:number-columns-repeated="19"/>
          <table:table-cell table:style-name="ce21"/>
          <table:table-cell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64:.Y64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style-name="ce21"/>
          <table:table-cell table:style-name="ce23"/>
          <table:table-cell table:number-columns-repeated="5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65:.Y65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7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66:.Y66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67:.Y67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68:.Y68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69:.Y69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70:.Y70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/>
          <table:table-cell table:style-name="ce22"/>
          <table:table-cell table:number-columns-repeated="996"/>
        </table:table-row>
        <table:table-row table:style-name="ro1">
          <table:table-cell table:style-name="Default" table:number-columns-repeated="1021"/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72:.Y72])" office:value-type="float" office:value="0" calcext:value-type="float">
            <text:p>0</text:p>
          </table:table-cell>
          <table:table-cell table:number-columns-repeated="28"/>
          <table:table-cell table:style-name="ce26" table:number-columns-repeated="988"/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73:.Y73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74:.Y74])" office:value-type="float" office:value="0" calcext:value-type="float">
            <text:p>0</text:p>
          </table:table-cell>
          <table:table-cell table:number-columns-repeated="20"/>
          <table:table-cell table:style-name="ce24"/>
          <table:table-cell/>
          <table:table-cell table:style-name="ce22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75:.Y75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/>
          <table:table-cell table:style-name="ce22"/>
          <table:table-cell table:number-columns-repeated="996"/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76:.Y76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7"/>
          <table:table-cell table:style-name="ce27" table:number-columns-repeated="988"/>
          <table:table-cell table:number-columns-repeated="3"/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77:.Y77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7"/>
          <table:table-cell table:style-name="ce27" table:number-columns-repeated="988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78:.Y78])" office:value-type="float" office:value="0" calcext:value-type="float">
            <text:p>0</text:p>
          </table:table-cell>
          <table:table-cell table:number-columns-repeated="21"/>
          <table:table-cell table:style-name="ce25"/>
          <table:table-cell table:style-name="ce22"/>
          <table:table-cell table:number-columns-repeated="99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79:.Y79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80:.Y80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81:.Y81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82:.Y82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83:.Y8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84:.Y84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/>
          <table:table-cell table:style-name="ce22"/>
          <table:table-cell table:number-columns-repeated="99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85:.Y85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87:.Y8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88:.Y8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89:.Y8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90:.Y9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91:.Y91])" office:value-type="float" office:value="0" calcext:value-type="float">
            <text:p>0</text:p>
          </table:table-cell>
          <table:table-cell table:number-columns-repeated="10"/>
          <table:table-cell table:style-name="ce12" table:number-columns-repeated="2"/>
          <table:table-cell table:style-name="ce18"/>
          <table:table-cell table:number-columns-repeated="7"/>
          <table:table-cell table:style-name="ce24"/>
          <table:table-cell table:style-name="ce21"/>
          <table:table-cell table:style-name="ce24"/>
          <table:table-cell table:number-columns-repeated="996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92:.Y92])" office:value-type="float" office:value="0" calcext:value-type="float">
            <text:p>0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93:.Y9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3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99:.Y9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101:.Y10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/>
          <table:table-cell table:style-name="ce5"/>
          <table:table-cell table:style-name="ce12" table:number-columns-repeated="3"/>
          <table:table-cell table:number-columns-repeated="3"/>
          <table:table-cell table:style-name="ce12" table:number-columns-repeated="2"/>
          <table:table-cell table:style-name="ce18"/>
          <table:table-cell/>
          <table: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12" table:number-columns-repeated="4"/>
          <table:table-cell table:style-name="ce18" table:number-columns-repeated="2"/>
          <table:table-cell table:style-name="ce4" table:number-columns-repeated="997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27" table:number-columns-repeated="988"/>
          <table:table-cell table:number-columns-repeated="3"/>
        </table:table-row>
        <table:table-row table:style-name="ro1">
          <table:table-cell table:style-name="ce6"/>
          <table:table-cell/>
          <table:table-cell table:style-name="ce6"/>
          <table:table-cell table:number-columns-repeated="30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.2" calcext:value-type="float">
            <text:p>7,2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40mm – 1.68A xx00gr – 09° (pour E?) (2x0gr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8"/>
          <table:table-cell table:style-name="ce19"/>
          <table:table-cell table:number-columns-repeated="3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2"/>
          <table:table-cell table:style-name="ce19"/>
          <table:table-cell table:number-columns-repeated="3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1"/>
          <table:table-cell table:style-name="ce14"/>
          <table:table-cell/>
          <table:table-cell table:style-name="ce22"/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3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3"/>
          <table:table-cell table:style-name="ce22"/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 style:data-style-name="N2" text:time-value="21:20:33.5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2-04T21:26:18.811000000</dc:date>
    <meta:print-date>2015-08-14T12:58:27Z</meta:print-date>
    <meta:editing-duration>P2DT3H3M21S</meta:editing-duration>
    <meta:editing-cycles>171</meta:editing-cycles>
    <meta:document-statistic meta:table-count="1" meta:cell-count="435" meta:object-count="0"/>
  </office:meta>
</office:document-meta>
</file>